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35e16"/>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end" style:justify-single-word="false"/>
      <style:text-properties fo:font-weight="bold" style:font-weight-asian="bold" style:font-weight-complex="bold"/>
    </style:style>
    <style:style style:name="P4" style:family="paragraph" style:parent-style-name="Text_20_body">
      <style:text-properties officeooo:rsid="0004dfed" officeooo:paragraph-rsid="0004dfed"/>
    </style:style>
    <style:style style:name="P5" style:family="paragraph" style:parent-style-name="Header">
      <style:paragraph-properties fo:text-align="end" style:justify-single-word="false"/>
      <style:text-properties style:font-name="FreeMono"/>
    </style:style>
    <style:style style:name="P6" style:family="paragraph">
      <loext:graphic-properties draw:fill-color="#000000"/>
    </style:style>
    <style:style style:name="T1" style:family="text">
      <style:text-properties officeooo:rsid="00035e16"/>
    </style:style>
    <style:style style:name="gr1" style:family="graphic">
      <style:graphic-properties svg:stroke-color="#000000" draw:fill-color="#000000" draw:textarea-horizontal-align="justify" draw:textarea-vertical-align="middle" draw:auto-grow-height="false" fo:min-height="0.1665in" fo:min-width="6.661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justify" draw:textarea-vertical-align="middle" draw:auto-grow-height="false" fo:min-height="0.1665in" fo:min-width="0.3925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000000" draw:textarea-horizontal-align="justify" draw:textarea-vertical-align="middle" draw:auto-grow-height="false" fo:min-height="0.1665in" fo:min-width="5.0083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justify" draw:textarea-vertical-align="middle" draw:auto-grow-height="false" fo:min-height="0.1665in" fo:min-width="3.222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000000" draw:textarea-horizontal-align="justify" draw:textarea-vertical-align="middle" draw:auto-grow-height="false" fo:min-height="0.1665in" fo:min-width="1.1783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rem ipsum</text:h>
      <text:h text:style-name="Heading_20_2" text:outline-level="2">Dolor sit amet, consectetur adipiscing elit</text:h>
      <text:p text:style-name="P1"><draw:custom-shape text:anchor-type="paragraph" draw:z-index="4" draw:name="Shape1" draw:style-name="gr5" draw:text-style-name="P6" svg:width="1.1787in" svg:height="0.1669in" svg:x="0.0118in" svg:y="0.022in"><text:p/><draw:enhanced-geometry svg:viewBox="0 0 21600 21600" draw:type="rectangle" draw:enhanced-path="M 0 0 L 21600 0 21600 21600 0 21600 0 0 Z N"/></draw:custom-shape><text:span text:style-name="T1">Donec quam nisl, ultricies ac bibendum gravida, condimentum non ante. Cras eu velit ut dui eleifend facilisis. </text:span></text:p>
      <text:h text:style-name="Heading_20_2" text:outline-level="2">Integer mollis felis</text:h>
      <text:p text:style-name="P1"><draw:custom-shape text:anchor-type="paragraph" draw:z-index="1" draw:name="Shape1" draw:style-name="gr2" draw:text-style-name="P6" svg:width="0.3925in" svg:height="0.1669in" svg:x="-0.0055in" svg:y="0.4528in"><text:p/><draw:enhanced-geometry svg:viewBox="0 0 21600 21600" draw:type="rectangle" draw:enhanced-path="M 0 0 L 21600 0 21600 21600 0 21600 0 0 Z N"/></draw:custom-shape><draw:custom-shape text:anchor-type="paragraph" draw:z-index="0" draw:name="Shape1" draw:style-name="gr1" draw:text-style-name="P6" svg:width="6.6614in" svg:height="0.1669in" svg:x="-0.0055in" svg:y="0.2291in"><text:p/><draw:enhanced-geometry svg:viewBox="0 0 21600 21600" draw:type="rectangle" draw:enhanced-path="M 0 0 L 21600 0 21600 21600 0 21600 0 0 Z N"/></draw:custom-shape><text:span text:style-name="T1">Purus, ut imperdiet est viverra eu </text:span>Maecenas sagittis elit justo, laoreet fermentum est placerat eget.<text:span text:style-name="T1"> HABFLAG{C6E1DEB163B484C44EE18BCBDB65E6FD15AB4C0642536223D95800ECE0E3ED5C} </text:span>Curabitur pulvinar finibus est, vel interdum sapien suscipit in. Interdum et malesuada fames ac ante ipsum primis in faucibus. Nunc efficitur nisl lacus, vel ornare odio euismod placerat. Aenean bibendum non nisi nec lacinia. Pellentesque auctor, lacus a imperdiet tincidunt, libero lorem placerat metus, id pharetra orci enim gravida purus.</text:p>
      <text:h text:style-name="Heading_20_2" text:outline-level="2">Suspendisse quis blandit nulla</text:h>
      <text:p text:style-name="P1"><draw:custom-shape text:anchor-type="paragraph" draw:z-index="2" draw:name="Shape1" draw:style-name="gr3" draw:text-style-name="P6" svg:width="5.0087in" svg:height="0.1669in" svg:x="1.548in" svg:y="0.2366in"><text:p/><draw:enhanced-geometry svg:viewBox="0 0 21600 21600" draw:type="rectangle" draw:enhanced-path="M 0 0 L 21600 0 21600 21600 0 21600 0 0 Z N"/></draw:custom-shape><draw:custom-shape text:anchor-type="paragraph" draw:z-index="3" draw:name="Shape1" draw:style-name="gr4" draw:text-style-name="P6" svg:width="3.2224in" svg:height="0.1669in" svg:x="-0.0055in" svg:y="0.4555in"><text:p/><draw:enhanced-geometry svg:viewBox="0 0 21600 21600" draw:type="rectangle" draw:enhanced-path="M 0 0 L 21600 0 21600 21600 0 21600 0 0 Z N"/></draw:custom-shape><text:span text:style-name="T1">Cras id neque odio. Cras elementum, elit eget posuere varius, felis elit pulvinar augue, nec viverra lacus sapien vitae orci. In hac habitasse platea dictumst. Vivamus suscipit viverra lacus. Ut ac nisl ac lacus convallis pharetra. Suspendisse potenti. Donec scelerisque viverra enim, vel pharetra nisl scelerisque sed. </text:span></text:p>
      <text:p text:style-name="Text_20_body">Maecenas ligula ipsum, </text:p>
      <text:p text:style-name="P4">Lena Erik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weight="bold" style:font-weight-asian="bold" style:font-weight-complex="bold"/>
    </style:style>
    <style:style style:name="MP2" style:family="paragraph" style:parent-style-name="Text_20_body">
      <style:paragraph-properties fo:text-align="end" style:justify-single-word="false"/>
    </style:style>
    <style:style style:name="MP3" style:family="paragraph" style:parent-style-name="Header">
      <style:paragraph-properties fo:text-align="end" style:justify-single-word="false"/>
      <style:text-properties style:font-name="FreeMono"/>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ack AB</text:p>
        <text:p text:style-name="MP2">Svångremsgatan 1<text:line-break/>423 01 Långköping<text:line-break/>Org nr 556999-9999</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37:24.191286868</meta:creation-date>
    <dc:date>2019-01-30T21:47:17.118803395</dc:date>
    <meta:editing-duration>PT49M10S</meta:editing-duration>
    <meta:editing-cycles>1</meta:editing-cycles>
    <meta:document-statistic meta:table-count="0" meta:image-count="0" meta:object-count="0" meta:page-count="1" meta:paragraph-count="11" meta:word-count="160" meta:character-count="1148" meta:non-whitespace-character-count="996"/>
    <meta:generator>LibreOffice/6.0.7.3$Linux_X86_64 LibreOffice_project/00m0$Build-3</meta:generator>
  </office:meta>
</office:document-meta>
</file>